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/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1-22">
            <text:p>22.11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5" office:value-type="date" office:date-value="2010-11-08">
            <text:p>08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</text:p>
            <text:p>Forum verknüpft.</text:p>
          </table:table-cell>
          <table:table-cell table:style-name="ce25" office:value-type="date" office:date-value="2010-11-15">
            <text:p>15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  <text:p>Laden einer Mapping-Datei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rging IGB → Genometa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s für gff-Datei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efault Farben optim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ichtungspfeile aktivieren/deaktivieren und überarbeit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uenzen nach Anzahl der Reads sort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lesen der Anzahl der Reads optim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 aus IGB ansprech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, Malte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8" table:number-rows-repeated="6531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.11.2010</text:date>, <text:time>15:40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hc055370</meta:initial-creator>
    <meta:creation-date>2008-04-25T12:53:56</meta:creation-date>
    <dc:date>2010-11-22T15:40:22.81</dc:date>
    <meta:print-date>2008-04-28T18:15:30</meta:print-date>
    <dc:language>de-DE</dc:language>
    <meta:editing-cycles>194</meta:editing-cycles>
    <meta:editing-duration>PT35H26M21S</meta:editing-duration>
    <meta:document-statistic meta:table-count="1" meta:cell-count="775" meta:object-count="1"/>
    <meta:user-defined meta:name="Info 1"/>
    <meta:user-defined meta:name="Info 2"/>
    <meta:user-defined meta:name="Info 3"/>
    <meta:user-defined meta:name="Info 4"/>
  </office:meta>
</office:document-meta>
</file>